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3" style:family="table-column">
      <style:table-column-properties fo:break-before="auto" style:column-width="8.43cm"/>
    </style:style>
    <style:style style:name="co10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0.47cm"/>
    </style:style>
    <style:style style:name="co15" style:family="table-column">
      <style:table-column-properties fo:break-before="auto" style:column-width="10.165cm"/>
    </style:style>
    <style:style style:name="co18" style:family="table-column">
      <style:table-column-properties fo:break-before="auto" style:column-width="2.633cm"/>
    </style:style>
    <style:style style:name="co6" style:family="table-column">
      <style:table-column-properties fo:break-before="auto" style:column-width="3.724cm"/>
    </style:style>
    <style:style style:name="co7" style:family="table-column">
      <style:table-column-properties fo:break-before="auto" style:column-width="1.736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3.027cm"/>
    </style:style>
    <style:style style:name="co11" style:family="table-column">
      <style:table-column-properties fo:break-before="auto" style:column-width="1.122cm"/>
    </style:style>
    <style:style style:name="co12" style:family="table-column">
      <style:table-column-properties fo:break-before="auto" style:column-width="2.937cm"/>
    </style:style>
    <style:style style:name="co16" style:family="table-column">
      <style:table-column-properties fo:break-before="auto" style:column-width="1.935cm"/>
    </style:style>
    <style:style style:name="co17" style:family="table-column">
      <style:table-column-properties fo:break-before="auto" style:column-width="1.559cm"/>
    </style:style>
    <style:style style:name="co19" style:family="table-column">
      <style:table-column-properties fo:break-before="auto" style:column-width="2.96cm"/>
    </style:style>
    <style:style style:name="co20" style:family="table-column">
      <style:table-column-properties fo:break-before="auto" style:column-width="3.253cm"/>
    </style:style>
    <style:style style:name="co21" style:family="table-column">
      <style:table-column-properties fo:break-before="auto" style:column-width="3.572cm"/>
    </style:style>
    <style:style style:name="co22" style:family="table-column">
      <style:table-column-properties fo:break-before="auto" style:column-width="10.063cm"/>
    </style:style>
    <style:style style:name="co23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78" style:family="table-cell" style:parent-style-name="Default" style:data-style-name="N111"/>
    <style:style style:name="ce15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ackground-color="#bf0041" fo:border="1.5pt solid #000000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 style:data-style-name="N111">
      <style:table-cell-properties fo:background-color="#ff972f"/>
    </style:style>
    <style:style style:name="ce4" style:family="table-cell" style:parent-style-name="Default">
      <style:table-cell-properties fo:background-color="#ffde59"/>
    </style:style>
    <style:style style:name="ce5" style:family="table-cell" style:parent-style-name="Default">
      <style:table-cell-properties fo:background-color="#ffff6d"/>
    </style:style>
    <style:style style:name="ce6" style:family="table-cell" style:parent-style-name="Default">
      <style:table-cell-properties fo:background-color="#ffff00" fo:border="1.5pt solid #000000"/>
    </style:style>
    <style:style style:name="ce54" style:family="table-cell" style:parent-style-name="Default">
      <style:table-cell-properties fo:background-color="#dde8cb" fo:border="0.74pt solid #000000"/>
    </style:style>
    <style:style style:name="ce55" style:family="table-cell" style:parent-style-name="Default">
      <style:table-cell-properties fo:background-color="#e0c2cd" fo:border="0.74pt solid #000000"/>
    </style:style>
    <style:style style:name="ce56" style:family="table-cell" style:parent-style-name="Default">
      <style:table-cell-properties fo:background-color="#b3cac7" fo:border="0.74pt solid #000000"/>
    </style:style>
    <style:style style:name="ce57" style:family="table-cell" style:parent-style-name="Default">
      <style:table-cell-properties fo:background-color="#ffd8ce" fo:border="0.74pt solid #000000"/>
    </style:style>
    <style:style style:name="ce11" style:family="table-cell" style:parent-style-name="Default" style:data-style-name="N111">
      <style:table-cell-properties fo:background-color="#729fcf"/>
    </style:style>
    <style:style style:name="ce12" style:family="table-cell" style:parent-style-name="Default" style:data-style-name="N111">
      <style:table-cell-properties fo:background-color="#ffde59"/>
    </style:style>
    <style:style style:name="ce13" style:family="table-cell" style:parent-style-name="Default" style:data-style-name="N111">
      <style:table-cell-properties fo:background-color="#ffff6d"/>
    </style:style>
    <style:style style:name="ce14" style:family="table-cell" style:parent-style-name="Default" style:data-style-name="N111">
      <style:table-cell-properties fo:background-color="#dde8cb" fo:border="0.74pt solid #000000"/>
    </style:style>
    <style:style style:name="ce16" style:family="table-cell" style:parent-style-name="Default" style:data-style-name="N111">
      <style:table-cell-properties fo:background-color="#e0c2cd" fo:border="0.74pt solid #000000"/>
    </style:style>
    <style:style style:name="ce17" style:family="table-cell" style:parent-style-name="Default" style:data-style-name="N111">
      <style:table-cell-properties fo:background-color="#b3cac7" fo:border="0.74pt solid #000000"/>
    </style:style>
    <style:style style:name="ce18" style:family="table-cell" style:parent-style-name="Default" style:data-style-name="N105">
      <style:table-cell-properties fo:background-color="#ffd8ce" fo:border="0.74pt solid #000000"/>
    </style:style>
    <style:style style:name="ce19" style:family="table-cell" style:parent-style-name="Default">
      <style:table-cell-properties fo:background-color="#5983b0"/>
    </style:style>
    <style:style style:name="ce20" style:family="table-cell" style:parent-style-name="Default" style:data-style-name="N111">
      <style:table-cell-properties fo:background-color="#b47804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11">
      <style:table-cell-properties fo:background-color="#acb20c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11">
      <style:table-cell-properties fo:background-color="#e6e905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dde8cb" fo:border="0.74pt solid #000000"/>
    </style:style>
    <style:style style:name="ce8" style:family="table-cell" style:parent-style-name="Default">
      <style:table-cell-properties fo:background-color="#e0c2cd" fo:border="0.74pt solid #000000"/>
    </style:style>
    <style:style style:name="ce9" style:family="table-cell" style:parent-style-name="Default">
      <style:table-cell-properties fo:background-color="#b3cac7" fo:border="0.74pt solid #000000"/>
    </style:style>
    <style:style style:name="ce10" style:family="table-cell" style:parent-style-name="Default">
      <style:table-cell-properties fo:background-color="#ffd8ce" fo:border="0.74pt solid #000000"/>
    </style:style>
    <style:style style:name="ce23" style:family="table-cell" style:parent-style-name="Default" style:data-style-name="N111">
      <style:table-cell-properties fo:background-color="#ffffff"/>
      <style:text-properties fo:color="#c9211e" fo:font-weight="bold" style:font-weight-asian="bold" style:font-weight-complex="bold"/>
    </style:style>
    <style:style style:name="ce24" style:family="table-cell" style:parent-style-name="Default" style:data-style-name="N111">
      <style:table-cell-properties fo:background-color="#ffffa6"/>
    </style:style>
    <style:style style:name="ce25" style:family="table-cell" style:parent-style-name="Default" style:data-style-name="N111">
      <style:table-cell-properties fo:background-color="#ffffd7"/>
    </style:style>
    <style:style style:name="ce26" style:family="table-cell" style:parent-style-name="Default" style:data-style-name="N111">
      <style:table-cell-properties fo:background-color="#ffff00"/>
    </style:style>
    <style:style style:name="ce94" style:family="table-cell" style:parent-style-name="Default" style:data-style-name="N111"/>
    <style:style style:name="ce28" style:family="table-cell" style:parent-style-name="Default" style:data-style-name="N111">
      <style:table-cell-properties fo:background-color="#81d41a"/>
    </style:style>
    <style:style style:name="ce29" style:family="table-cell" style:parent-style-name="Default" style:data-style-name="N111">
      <style:table-cell-properties fo:background-color="#afd095" fo:border="0.74pt solid #000000"/>
    </style:style>
    <style:style style:name="ce30" style:family="table-cell" style:parent-style-name="Default" style:data-style-name="N111">
      <style:table-cell-properties fo:background-color="#bf819e" fo:border="0.74pt solid #000000"/>
    </style:style>
    <style:style style:name="ce31" style:family="table-cell" style:parent-style-name="Default" style:data-style-name="N111">
      <style:table-cell-properties fo:background-color="#81aca6" fo:border="0.74pt solid #000000"/>
    </style:style>
    <style:style style:name="ce32" style:family="table-cell" style:parent-style-name="Default" style:data-style-name="N111">
      <style:table-cell-properties fo:background-color="#ffaa95" fo:border="0.74pt solid #000000"/>
    </style:style>
    <style:style style:name="ce33" style:family="table-cell" style:parent-style-name="Default">
      <style:table-cell-properties fo:background-color="#ffffff"/>
      <style:text-properties fo:color="#c9211e" fo:font-weight="bold" style:font-weight-asian="bold" style:font-weight-complex="bold"/>
    </style:style>
    <style:style style:name="ce34" style:family="table-cell" style:parent-style-name="Default">
      <style:table-cell-properties fo:background-color="#ffffa6"/>
    </style:style>
    <style:style style:name="ce35" style:family="table-cell" style:parent-style-name="Default">
      <style:table-cell-properties fo:background-color="#ffffd7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 style:data-style-name="N111">
      <style:table-cell-properties fo:background-color="#bf0041"/>
    </style:style>
    <style:style style:name="ce38" style:family="table-cell" style:parent-style-name="Default">
      <style:table-cell-properties fo:background-color="#ffff00" fo:border="0.74pt solid #000000"/>
    </style:style>
    <style:style style:name="ce39" style:family="table-cell" style:parent-style-name="Default">
      <style:table-cell-properties fo:background-color="#ffb66c" fo:border="0.74pt solid #000000"/>
    </style:style>
    <style:style style:name="ce40" style:family="table-cell" style:parent-style-name="Default" style:data-style-name="N111">
      <style:table-cell-properties fo:background-color="#ffff00" fo:border="0.74pt solid #000000"/>
    </style:style>
    <style:style style:name="ce41" style:family="table-cell" style:parent-style-name="Default" style:data-style-name="N111">
      <style:table-cell-properties fo:background-color="#ffb66c" fo:border="0.74pt solid #000000"/>
    </style:style>
    <style:style style:name="ce42" style:family="table-cell" style:parent-style-name="Default" style:data-style-name="N113">
      <style:table-cell-properties fo:background-color="#ffb66c" fo:border="0.74pt solid #000000"/>
    </style:style>
    <style:style style:name="ce43" style:family="table-cell" style:parent-style-name="Default">
      <style:table-cell-properties fo:background-color="#bf0041"/>
    </style:style>
    <style:style style:name="ce44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45" style:family="table-cell" style:parent-style-name="Default">
      <style:table-cell-properties fo:background-color="#81d41a" fo:border="0.74pt solid #000000"/>
    </style:style>
    <style:style style:name="ce46" style:family="table-cell" style:parent-style-name="Default" style:data-style-name="N111">
      <style:table-cell-properties fo:background-color="#ffdbb6" fo:border="0.74pt solid #000000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82" style:family="table-cell" style:parent-style-name="Default" style:data-style-name="N1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content-validations>
        <table:content-validation table:name="val1" table:condition="of:cell-content-is-in-list([$'costo dei malti'.$A$1:.$A$25029])" table:allow-empty-cell="true" table:display-list="unsorted" table:base-cell-address="'modello calcolo'.A8">
          <table:error-message table:message-type="stop" table:display="true"/>
        </table:content-validation>
        <table:content-validation table:name="val2" table:condition="of:cell-content-is-in-list([$'costo luppolo'.$A$1:.$A$250])" table:allow-empty-cell="true" table:display-list="unsorted" table:base-cell-address="'modello calcolo'.A20">
          <table:error-message table:message-type="stop" table:display="true"/>
        </table:content-validation>
        <table:content-validation table:name="val3" table:condition="of:cell-content-is-in-list([$'costo lievito'.$A$1:.$A$250])" table:allow-empty-cell="true" table:display-list="unsorted" table:base-cell-address="'modello calcolo'.A28">
          <table:error-message table:message-type="stop" table:display="true"/>
        </table:content-validation>
        <table:content-validation table:name="val4" table:condition="of:cell-content-is-in-list([$'spezie ecc'.$A$1:.$A$250])" table:allow-empty-cell="true" table:display-list="unsorted" table:base-cell-address="'modello calcolo'.A33">
          <table:error-message table:message-type="stop" table:display="true"/>
        </table:content-validation>
        <table:content-validation table:name="val5" table:condition="of:cell-content-is-in-list(&quot;10&quot;;&quot;23&quot;;&quot;30&quot;;&quot;40&quot;;&quot;50&quot;;&quot;60&quot;;&quot;70&quot;;&quot;80&quot;;&quot;90&quot;;&quot;100&quot;;&quot;&quot;)" table:allow-empty-cell="true" table:display-list="sort-ascending" table:base-cell-address="'modello calcolo'.E1">
          <table:error-message table:message-type="stop" table:display="true"/>
        </table:content-validation>
      </table:content-validations>
      <table:table table:name="modello calcolo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94"/>
        <table:table-column table:style-name="co11" table:default-cell-style-name="Default"/>
        <table:table-column table:style-name="co12" table:default-cell-style-name="Default"/>
        <table:table-column table:style-name="co16" table:default-cell-style-name="ce94"/>
        <table:table-column table:style-name="co17" table:default-cell-style-name="Default"/>
        <table:table-column table:style-name="co19" table:default-cell-style-name="Default"/>
        <table:table-row table:style-name="ro1">
          <table:table-cell table:style-name="ce1" table:number-columns-repeated="3"/>
          <table:table-cell table:style-name="ce23" office:value-type="string" calcext:value-type="string">
            <text:p>batch:</text:p>
          </table:table-cell>
          <table:table-cell table:style-name="ce33" table:content-validation-name="val5" office:value-type="float" office:value="23" calcext:value-type="float">
            <text:p>23</text:p>
          </table:table-cell>
          <table:table-cell table:style-name="ce37" table:number-columns-repeated="2"/>
          <table:table-cell table:style-name="ce43" table:number-columns-repeated="2"/>
        </table:table-row>
        <table:table-row table:style-name="ro1">
          <table:table-cell table:style-name="ce2" office:value-type="string" calcext:value-type="string">
            <text:p>costo al litro no vetro:</text:p>
          </table:table-cell>
          <table:table-cell table:style-name="ce11" table:formula="of:=SUM([.F4]/[.E1])" office:value-type="currency" office:currency="EUR" office:value="4.75476086956522" calcext:value-type="currency">
            <text:p>€ 4,75</text:p>
          </table:table-cell>
          <table:table-cell table:style-name="ce19" office:value-type="string" calcext:value-type="string">
            <text:p>+ manodopera</text:p>
          </table:table-cell>
          <table:table-cell table:style-name="ce24" office:value-type="string" calcext:value-type="string" table:number-columns-spanned="2" table:number-rows-spanned="1">
            <text:p>Parziale materiali:</text:p>
          </table:table-cell>
          <table:covered-table-cell table:style-name="ce34"/>
          <table:table-cell table:style-name="ce24" table:formula="of:=SUM([.$D8:.$D119])" office:value-type="currency" office:currency="EUR" office:value="74.1395" calcext:value-type="currency">
            <text:p>€ 74,1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osto 75cl</text:p>
          </table:table-cell>
          <table:table-cell table:style-name="ce3" table:formula="of:=SUM([.B2]*75)/100+1.5" office:value-type="currency" office:currency="EUR" office:value="5.06607065217391" calcext:value-type="currency">
            <text:p>€ 5,07</text:p>
          </table:table-cell>
          <table:table-cell table:style-name="ce20" table:formula="of:=SUM([.B3])*2" office:value-type="currency" office:currency="EUR" office:value="10.1321413043478" calcext:value-type="currency">
            <text:p>€ 10,13</text:p>
          </table:table-cell>
          <table:table-cell table:style-name="ce25" office:value-type="string" calcext:value-type="string" table:number-columns-spanned="2" table:number-rows-spanned="1">
            <text:p>Parziale spese gestione:</text:p>
          </table:table-cell>
          <table:covered-table-cell table:style-name="ce35"/>
          <table:table-cell table:style-name="ce25" table:formula="of:=SUM([.$I8:.$I75])" office:value-type="currency" office:currency="EUR" office:value="35.22" calcext:value-type="currency">
            <text:p>€ 35,2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Costo 66cl</text:p>
          </table:table-cell>
          <table:table-cell table:style-name="ce12" table:formula="of:=SUM([.B2]*66)/100+1.5" office:value-type="currency" office:currency="EUR" office:value="4.63814217391304" calcext:value-type="currency">
            <text:p>€ 4,64</text:p>
          </table:table-cell>
          <table:table-cell table:style-name="ce21" table:formula="of:=SUM([.B4])*2" office:value-type="currency" office:currency="EUR" office:value="9.27628434782609" calcext:value-type="currency">
            <text:p>€ 9,28</text:p>
          </table:table-cell>
          <table:table-cell table:style-name="ce26" office:value-type="string" calcext:value-type="string" table:number-columns-spanned="2" table:number-rows-spanned="1">
            <text:p>Totale:</text:p>
          </table:table-cell>
          <table:covered-table-cell table:style-name="ce36"/>
          <table:table-cell table:style-name="ce26" table:formula="of:=SUM([.$F2:.$F3])" office:value-type="currency" office:currency="EUR" office:value="109.3595" calcext:value-type="currency">
            <text:p>€ 109,36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Costo 33cl</text:p>
          </table:table-cell>
          <table:table-cell table:style-name="ce13" table:formula="of:=SUM([.B2]*33)/100+1.5" office:value-type="currency" office:currency="EUR" office:value="3.06907108695652" calcext:value-type="currency">
            <text:p>€ 3,07</text:p>
          </table:table-cell>
          <table:table-cell table:style-name="ce22" table:formula="of:=SUM([.B5])*2" office:value-type="currency" office:currency="EUR" office:value="6.13814217391304" calcext:value-type="currency">
            <text:p>€ 6,1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6" office:value-type="string" calcext:value-type="string">
            <text:p>materiale</text:p>
          </table:table-cell>
          <table:table-cell table:style-name="ce6" office:value-type="string" calcext:value-type="string">
            <text:p>costo</text:p>
          </table:table-cell>
          <table:table-cell table:style-name="ce6" office:value-type="string" calcext:value-type="string">
            <text:p>quantità al kg</text:p>
          </table:table-cell>
          <table:table-cell table:style-name="ce28" office:value-type="string" calcext:value-type="string">
            <text:p>totale ingrediente</text:p>
          </table:table-cell>
          <table:table-cell/>
          <table:table-cell table:style-name="ce38" office:value-type="string" calcext:value-type="string">
            <text:p>materiale</text:p>
          </table:table-cell>
          <table:table-cell table:style-name="ce40" office:value-type="string" calcext:value-type="string">
            <text:p>costo</text:p>
          </table:table-cell>
          <table:table-cell table:style-name="ce38" office:value-type="string" calcext:value-type="string">
            <text:p>quantità</text:p>
          </table:table-cell>
          <table:table-cell table:style-name="ce45" office:value-type="string" calcext:value-type="string">
            <text:p>totale ingrediente</text:p>
          </table:table-cell>
        </table:table-row>
        <table:table-row table:style-name="ro1">
          <table:table-cell table:style-name="ce54" table:content-validation-name="val1" office:value-type="string" calcext:value-type="string">
            <text:p>Ireks Malto Vienna</text:p>
          </table:table-cell>
          <table:table-cell table:style-name="ce14" table:formula="of:=IF([.A8]=&quot;&quot;;&quot;&quot;;(VLOOKUP([.$A8];[$'costo dei malti'.$A$2:.$D$250];4;0)))" office:value-type="currency" office:currency="EUR" office:value="1.87" calcext:value-type="currency">
            <text:p>€ 1,87</text:p>
          </table:table-cell>
          <table:table-cell table:style-name="ce7" office:value-type="float" office:value="9" calcext:value-type="float">
            <text:p>9</text:p>
          </table:table-cell>
          <table:table-cell table:style-name="ce29" table:formula="of:=IF([.C8]=&quot;&quot;;&quot;&quot;;SUM([.B8]*[.C8]))" office:value-type="currency" office:currency="EUR" office:value="16.83" calcext:value-type="currency">
            <text:p>€ 16,83</text:p>
          </table:table-cell>
          <table:table-cell/>
          <table:table-cell table:style-name="ce39" office:value-type="string" calcext:value-type="string">
            <text:p>gas</text:p>
          </table:table-cell>
          <table:table-cell table:style-name="ce41" table:formula="of:=[$'costo gpl'.D2]" office:value-type="currency" office:currency="EUR" office:value="3.1" calcext:value-type="currency">
            <text:p>€ 3,10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=IF([.H8]=&quot;&quot;;&quot;&quot;;SUM([.G8]*[.H8]))" office:value-type="currency" office:currency="EUR" office:value="6.2" calcext:value-type="currency">
            <text:p>€ 6,20</text:p>
          </table:table-cell>
        </table:table-row>
        <table:table-row table:style-name="ro1">
          <table:table-cell table:style-name="ce54" table:content-validation-name="val1" office:value-type="string" calcext:value-type="string">
            <text:p>Malto in grani Château Munich </text:p>
          </table:table-cell>
          <table:table-cell table:style-name="ce14" table:formula="of:=IF([.A9]=&quot;&quot;;&quot;&quot;;(VLOOKUP([.$A9];[$'costo dei malti'.$A$2:.$D$250];4;0)))" office:value-type="currency" office:currency="EUR" office:value="2.47" calcext:value-type="currency">
            <text:p>€ 2,47</text:p>
          </table:table-cell>
          <table:table-cell table:style-name="ce7" office:value-type="float" office:value="0.85" calcext:value-type="float">
            <text:p>0,85</text:p>
          </table:table-cell>
          <table:table-cell table:style-name="ce29" table:formula="of:=IF([.C9]=&quot;&quot;;&quot;&quot;;SUM([.B9]*[.C9]))" office:value-type="currency" office:currency="EUR" office:value="2.0995" calcext:value-type="currency">
            <text:p>€ 2,10</text:p>
          </table:table-cell>
          <table:table-cell/>
          <table:table-cell table:style-name="ce39" office:value-type="string" calcext:value-type="string">
            <text:p>luce</text:p>
          </table:table-cell>
          <table:table-cell table:style-name="ce41" office:value-type="currency" office:currency="EUR" office:value="3" calcext:value-type="currency">
            <text:p>€ 3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9]=&quot;&quot;;&quot;&quot;;SUM([.G9]*[.H9]))" office:value-type="currency" office:currency="EUR" office:value="3" calcext:value-type="currency">
            <text:p>€ 3,00</text:p>
          </table:table-cell>
        </table:table-row>
        <table:table-row table:style-name="ro1">
          <table:table-cell table:style-name="ce54" table:content-validation-name="val1" office:value-type="string" calcext:value-type="string">
            <text:p>Malto in grani Pauls LIGHT Chocolate inglese </text:p>
          </table:table-cell>
          <table:table-cell table:style-name="ce14" table:formula="of:=IF([.A10]=&quot;&quot;;&quot;&quot;;(VLOOKUP([.$A10];[$'costo dei malti'.$A$2:.$D$250];4;0)))" office:value-type="currency" office:currency="EUR" office:value="2.9" calcext:value-type="currency">
            <text:p>€ 2,90</text:p>
          </table:table-cell>
          <table:table-cell table:style-name="ce7" office:value-type="float" office:value="0.5" calcext:value-type="float">
            <text:p>0,5</text:p>
          </table:table-cell>
          <table:table-cell table:style-name="ce29" table:formula="of:=IF([.C10]=&quot;&quot;;&quot;&quot;;SUM([.B10]*[.C10]))" office:value-type="currency" office:currency="EUR" office:value="1.45" calcext:value-type="currency">
            <text:p>€ 1,45</text:p>
          </table:table-cell>
          <table:table-cell/>
          <table:table-cell table:style-name="ce39" office:value-type="string" calcext:value-type="string">
            <text:p>acqua</text:p>
          </table:table-cell>
          <table:table-cell table:style-name="ce41" office:value-type="currency" office:currency="EUR" office:value="5" calcext:value-type="currency">
            <text:p>€ 5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10]=&quot;&quot;;&quot;&quot;;SUM([.G10]*[.H10]))" office:value-type="currency" office:currency="EUR" office:value="5" calcext:value-type="currency">
            <text:p>€ 5,00</text:p>
          </table:table-cell>
        </table:table-row>
        <table:table-row table:style-name="ro1">
          <table:table-cell table:style-name="ce54" table:content-validation-name="val1"/>
          <table:table-cell table:style-name="ce14" table:formula="of:=IF([.A11]=&quot;&quot;;&quot;&quot;;(VLOOKUP([.$A11];[$'costo dei malti'.$A$2:.$D$250];4;0)))">
            <text:p/>
          </table:table-cell>
          <table:table-cell table:style-name="ce7"/>
          <table:table-cell table:style-name="ce29" table:formula="of:=IF([.C11]=&quot;&quot;;&quot;&quot;;SUM([.B11]*[.C11]))">
            <text:p/>
          </table:table-cell>
          <table:table-cell/>
          <table:table-cell table:style-name="ce39" office:value-type="string" calcext:value-type="string">
            <text:p>lavaggio bottiglie</text:p>
          </table:table-cell>
          <table:table-cell table:style-name="ce42" office:value-type="currency" office:currency="EUR" office:value="0.02" calcext:value-type="currency">
            <text:p>€ 0,020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11]=&quot;&quot;;&quot;&quot;;SUM([.G11]*[.H11]))" office:value-type="currency" office:currency="EUR" office:value="0.02" calcext:value-type="currency">
            <text:p>€ 0,02</text:p>
          </table:table-cell>
        </table:table-row>
        <table:table-row table:style-name="ro1">
          <table:table-cell table:style-name="ce54" table:content-validation-name="val1"/>
          <table:table-cell table:style-name="ce14" table:formula="of:=IF([.A12]=&quot;&quot;;&quot;&quot;;(VLOOKUP([.$A12];[$'costo dei malti'.$A$2:.$D$250];4;0)))">
            <text:p/>
          </table:table-cell>
          <table:table-cell table:style-name="ce7"/>
          <table:table-cell table:style-name="ce29" table:formula="of:=IF([.C12]=&quot;&quot;;&quot;&quot;;SUM([.B12]*[.C12]))">
            <text:p/>
          </table:table-cell>
          <table:table-cell/>
          <table:table-cell table:style-name="ce39" office:value-type="string" calcext:value-type="string">
            <text:p>sanitizzanti</text:p>
          </table:table-cell>
          <table:table-cell table:style-name="ce41" office:value-type="currency" office:currency="EUR" office:value="2" calcext:value-type="currency">
            <text:p>€ 2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12]=&quot;&quot;;&quot;&quot;;SUM([.G12]*[.H12]))" office:value-type="currency" office:currency="EUR" office:value="2" calcext:value-type="currency">
            <text:p>€ 2,00</text:p>
          </table:table-cell>
        </table:table-row>
        <table:table-row table:style-name="ro1">
          <table:table-cell table:style-name="ce54" table:content-validation-name="val1"/>
          <table:table-cell table:style-name="ce14" table:formula="of:=IF([.A13]=&quot;&quot;;&quot;&quot;;(VLOOKUP([.$A13];[$'costo dei malti'.$A$2:.$D$250];4;0)))">
            <text:p/>
          </table:table-cell>
          <table:table-cell table:style-name="ce7"/>
          <table:table-cell table:style-name="ce29" table:formula="of:=IF([.C13]=&quot;&quot;;&quot;&quot;;SUM([.B13]*[.C13]))">
            <text:p/>
          </table:table-cell>
          <table:table-cell/>
          <table:table-cell table:style-name="ce39" office:value-type="string" calcext:value-type="string">
            <text:p>zucchero</text:p>
          </table:table-cell>
          <table:table-cell table:style-name="ce41" office:value-type="currency" office:currency="EUR" office:value="1" calcext:value-type="currency">
            <text:p>€ 1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13]=&quot;&quot;;&quot;&quot;;SUM([.G13]*[.H13]))" office:value-type="currency" office:currency="EUR" office:value="1" calcext:value-type="currency">
            <text:p>€ 1,00</text:p>
          </table:table-cell>
        </table:table-row>
        <table:table-row table:style-name="ro1">
          <table:table-cell table:style-name="ce54" table:content-validation-name="val1"/>
          <table:table-cell table:style-name="ce14" table:formula="of:=IF([.A14]=&quot;&quot;;&quot;&quot;;(VLOOKUP([.$A14];[$'costo dei malti'.$A$2:.$D$250];4;0)))">
            <text:p/>
          </table:table-cell>
          <table:table-cell table:style-name="ce7"/>
          <table:table-cell table:style-name="ce29" table:formula="of:=IF([.C14]=&quot;&quot;;&quot;&quot;;SUM([.B14]*[.C14]))">
            <text:p/>
          </table:table-cell>
          <table:table-cell/>
          <table:table-cell table:style-name="ce39" office:value-type="string" calcext:value-type="string">
            <text:p>spese varie</text:p>
          </table:table-cell>
          <table:table-cell table:style-name="ce41" office:value-type="currency" office:currency="EUR" office:value="5" calcext:value-type="currency">
            <text:p>€ 5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14]=&quot;&quot;;&quot;&quot;;SUM([.G14]*[.H14]))" office:value-type="currency" office:currency="EUR" office:value="5" calcext:value-type="currency">
            <text:p>€ 5,00</text:p>
          </table:table-cell>
        </table:table-row>
        <table:table-row table:style-name="ro1">
          <table:table-cell table:style-name="ce54" table:content-validation-name="val1"/>
          <table:table-cell table:style-name="ce14" table:formula="of:=IF([.A15]=&quot;&quot;;&quot;&quot;;(VLOOKUP([.$A15];[$'costo dei malti'.$A$2:.$D$250];4;0)))">
            <text:p/>
          </table:table-cell>
          <table:table-cell table:style-name="ce7"/>
          <table:table-cell table:style-name="ce29" table:formula="of:=IF([.C15]=&quot;&quot;;&quot;&quot;;SUM([.B15]*[.C15]))">
            <text:p/>
          </table:table-cell>
          <table:table-cell/>
          <table:table-cell table:style-name="ce39" office:value-type="string" calcext:value-type="string">
            <text:p>pulizie</text:p>
          </table:table-cell>
          <table:table-cell table:style-name="ce41" office:value-type="currency" office:currency="EUR" office:value="10" calcext:value-type="currency">
            <text:p>€ 10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15]=&quot;&quot;;&quot;&quot;;SUM([.G15]*[.H15]))" office:value-type="currency" office:currency="EUR" office:value="10" calcext:value-type="currency">
            <text:p>€ 10,00</text:p>
          </table:table-cell>
        </table:table-row>
        <table:table-row table:style-name="ro1">
          <table:table-cell table:style-name="ce54" table:content-validation-name="val1"/>
          <table:table-cell table:style-name="ce14" table:formula="of:=IF([.A16]=&quot;&quot;;&quot;&quot;;(VLOOKUP([.$A16];[$'costo dei malti'.$A$2:.$D$250];4;0)))">
            <text:p/>
          </table:table-cell>
          <table:table-cell table:style-name="ce7"/>
          <table:table-cell table:style-name="ce29" table:formula="of:=IF([.C16]=&quot;&quot;;&quot;&quot;;SUM([.B16]*[.C16]))">
            <text:p/>
          </table:table-cell>
          <table:table-cell/>
          <table:table-cell table:style-name="ce39" office:value-type="string" calcext:value-type="string">
            <text:p>usura impianto</text:p>
          </table:table-cell>
          <table:table-cell table:style-name="ce41" office:value-type="currency" office:currency="EUR" office:value="3" calcext:value-type="currency">
            <text:p>€ 3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16]=&quot;&quot;;&quot;&quot;;SUM([.G16]*[.H16]))" office:value-type="currency" office:currency="EUR" office:value="3" calcext:value-type="currency">
            <text:p>€ 3,00</text:p>
          </table:table-cell>
        </table:table-row>
        <table:table-row table:style-name="ro1">
          <table:table-cell table:style-name="ce54" table:content-validation-name="val1"/>
          <table:table-cell table:style-name="ce14" table:formula="of:=IF([.A17]=&quot;&quot;;&quot;&quot;;(VLOOKUP([.$A17];[$'costo dei malti'.$A$2:.$D$250];4;0)))">
            <text:p/>
          </table:table-cell>
          <table:table-cell table:style-name="ce7"/>
          <table:table-cell table:style-name="ce29" table:formula="of:=IF([.C17]=&quot;&quot;;&quot;&quot;;SUM([.B17]*[.C17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17]=&quot;&quot;;&quot;&quot;;SUM([.G17]*[.H17]))">
            <text:p/>
          </table:table-cell>
        </table:table-row>
        <table:table-row table:style-name="ro1">
          <table:table-cell table:style-name="ce54" table:content-validation-name="val1"/>
          <table:table-cell table:style-name="ce14" table:formula="of:=IF([.A18]=&quot;&quot;;&quot;&quot;;(VLOOKUP([.$A18];[$'costo dei malti'.$A$2:.$D$250];4;0)))">
            <text:p/>
          </table:table-cell>
          <table:table-cell table:style-name="ce7"/>
          <table:table-cell table:style-name="ce29" table:formula="of:=IF([.C18]=&quot;&quot;;&quot;&quot;;SUM([.B18]*[.C18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18]=&quot;&quot;;&quot;&quot;;SUM([.G18]*[.H18]))">
            <text:p/>
          </table:table-cell>
        </table:table-row>
        <table:table-row table:style-name="ro1">
          <table:table-cell table:style-name="ce6" office:value-type="string" calcext:value-type="string">
            <text:p>luppoli</text:p>
          </table:table-cell>
          <table:table-cell table:style-name="ce6" office:value-type="string" calcext:value-type="string">
            <text:p>costo al g</text:p>
          </table:table-cell>
          <table:table-cell table:style-name="ce6" office:value-type="string" calcext:value-type="string">
            <text:p>peso al g.</text:p>
          </table:table-cell>
          <table:table-cell table:style-name="ce28" office:value-type="string" calcext:value-type="string">
            <text:p>totale ingrediente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19]=&quot;&quot;;&quot;&quot;;SUM([.G19]*[.H19]))">
            <text:p/>
          </table:table-cell>
        </table:table-row>
        <table:table-row table:style-name="ro1">
          <table:table-cell table:style-name="ce55" table:content-validation-name="val2" office:value-type="string" calcext:value-type="string">
            <text:p>Luppolo EAST KENT GOLDINGS - Pellet 250 gr CROP 2021</text:p>
          </table:table-cell>
          <table:table-cell table:style-name="ce16" table:formula="of:=IF([.A20]=&quot;&quot;;&quot;&quot;;VLOOKUP([.A20];[$'costo luppolo'.$A$2:.$D$250];4;0))" office:value-type="currency" office:currency="EUR" office:value="0.036" calcext:value-type="currency">
            <text:p>€ 0,04</text:p>
          </table:table-cell>
          <table:table-cell table:style-name="ce8" office:value-type="float" office:value="80" calcext:value-type="float">
            <text:p>80</text:p>
          </table:table-cell>
          <table:table-cell table:style-name="ce30" table:formula="of:=IF([.C20]=&quot;&quot;;&quot;&quot;;SUM([.B20]*[.C20]))" office:value-type="currency" office:currency="EUR" office:value="2.88" calcext:value-type="currency">
            <text:p>€ 2,88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0]=&quot;&quot;;&quot;&quot;;SUM([.G20]*[.H20]))">
            <text:p/>
          </table:table-cell>
        </table:table-row>
        <table:table-row table:style-name="ro1">
          <table:table-cell table:style-name="ce55" table:content-validation-name="val2" office:value-type="string" calcext:value-type="string">
            <text:p>Luppolo TARGET</text:p>
          </table:table-cell>
          <table:table-cell table:style-name="ce16" table:formula="of:=IF([.A21]=&quot;&quot;;&quot;&quot;;VLOOKUP([.A21];[$'costo luppolo'.$A$2:.$D$250];4;0))" office:value-type="currency" office:currency="EUR" office:value="0.04" calcext:value-type="currency">
            <text:p>€ 0,04</text:p>
          </table:table-cell>
          <table:table-cell table:style-name="ce8" office:value-type="float" office:value="40" calcext:value-type="float">
            <text:p>40</text:p>
          </table:table-cell>
          <table:table-cell table:style-name="ce30" table:formula="of:=IF([.C21]=&quot;&quot;;&quot;&quot;;SUM([.B21]*[.C21]))" office:value-type="currency" office:currency="EUR" office:value="1.6" calcext:value-type="currency">
            <text:p>€ 1,60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1]=&quot;&quot;;&quot;&quot;;SUM([.G21]*[.H21]))">
            <text:p/>
          </table:table-cell>
        </table:table-row>
        <table:table-row table:style-name="ro1">
          <table:table-cell table:style-name="ce55" table:content-validation-name="val2" office:value-type="string" calcext:value-type="string">
            <text:p>Luppolo HERSBRUCKER</text:p>
          </table:table-cell>
          <table:table-cell table:style-name="ce16" table:formula="of:=IF([.A22]=&quot;&quot;;&quot;&quot;;VLOOKUP([.A22];[$'costo luppolo'.$A$2:.$D$250];4;0))" office:value-type="currency" office:currency="EUR" office:value="0.042" calcext:value-type="currency">
            <text:p>€ 0,04</text:p>
          </table:table-cell>
          <table:table-cell table:style-name="ce8" office:value-type="float" office:value="100" calcext:value-type="float">
            <text:p>100</text:p>
          </table:table-cell>
          <table:table-cell table:style-name="ce30" table:formula="of:=IF([.C22]=&quot;&quot;;&quot;&quot;;SUM([.B22]*[.C22]))" office:value-type="currency" office:currency="EUR" office:value="4.2" calcext:value-type="currency">
            <text:p>€ 4,20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2]=&quot;&quot;;&quot;&quot;;SUM([.G22]*[.H22]))">
            <text:p/>
          </table:table-cell>
        </table:table-row>
        <table:table-row table:style-name="ro1">
          <table:table-cell table:style-name="ce55" table:content-validation-name="val2" office:value-type="string" calcext:value-type="string">
            <text:p>Luppolo CHALLENGER</text:p>
          </table:table-cell>
          <table:table-cell table:style-name="ce16" table:formula="of:=IF([.A23]=&quot;&quot;;&quot;&quot;;VLOOKUP([.A23];[$'costo luppolo'.$A$2:.$D$250];4;0))" office:value-type="currency" office:currency="EUR" office:value="0.047" calcext:value-type="currency">
            <text:p>€ 0,05</text:p>
          </table:table-cell>
          <table:table-cell table:style-name="ce8" office:value-type="float" office:value="40" calcext:value-type="float">
            <text:p>40</text:p>
          </table:table-cell>
          <table:table-cell table:style-name="ce30" table:formula="of:=IF([.C23]=&quot;&quot;;&quot;&quot;;SUM([.B23]*[.C23]))" office:value-type="currency" office:currency="EUR" office:value="1.88" calcext:value-type="currency">
            <text:p>€ 1,88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3]=&quot;&quot;;&quot;&quot;;SUM([.G23]*[.H23]))">
            <text:p/>
          </table:table-cell>
        </table:table-row>
        <table:table-row table:style-name="ro1">
          <table:table-cell table:style-name="ce55" table:content-validation-name="val2" office:value-type="string" calcext:value-type="string">
            <text:p>Luppolo TARGET</text:p>
          </table:table-cell>
          <table:table-cell table:style-name="ce16" table:formula="of:=IF([.A24]=&quot;&quot;;&quot;&quot;;VLOOKUP([.A24];[$'costo luppolo'.$A$2:.$D$250];4;0))" office:value-type="currency" office:currency="EUR" office:value="0.04" calcext:value-type="currency">
            <text:p>€ 0,04</text:p>
          </table:table-cell>
          <table:table-cell table:style-name="ce8"/>
          <table:table-cell table:style-name="ce30" table:formula="of:=IF([.C24]=&quot;&quot;;&quot;&quot;;SUM([.B24]*[.C24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4]=&quot;&quot;;&quot;&quot;;SUM([.G24]*[.H24]))">
            <text:p/>
          </table:table-cell>
        </table:table-row>
        <table:table-row table:style-name="ro1">
          <table:table-cell table:style-name="ce55" table:content-validation-name="val2"/>
          <table:table-cell table:style-name="ce16" table:formula="of:=IF([.A25]=&quot;&quot;;&quot;&quot;;VLOOKUP([.A25];[$'costo luppolo'.$A$2:.$D$250];4;0))">
            <text:p/>
          </table:table-cell>
          <table:table-cell table:style-name="ce8"/>
          <table:table-cell table:style-name="ce30" table:formula="of:=IF([.C25]=&quot;&quot;;&quot;&quot;;SUM([.B25]*[.C25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5]=&quot;&quot;;&quot;&quot;;SUM([.G25]*[.H25]))">
            <text:p/>
          </table:table-cell>
        </table:table-row>
        <table:table-row table:style-name="ro1">
          <table:table-cell table:style-name="ce55" table:content-validation-name="val2"/>
          <table:table-cell table:style-name="ce16" table:formula="of:=IF([.A26]=&quot;&quot;;&quot;&quot;;VLOOKUP([.A26];[$'costo luppolo'.$A$2:.$D$250];4;0))">
            <text:p/>
          </table:table-cell>
          <table:table-cell table:style-name="ce8"/>
          <table:table-cell table:style-name="ce30" table:formula="of:=IF([.C26]=&quot;&quot;;&quot;&quot;;SUM([.B26]*[.C26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6]=&quot;&quot;;&quot;&quot;;SUM([.G26]*[.H26]))">
            <text:p/>
          </table:table-cell>
        </table:table-row>
        <table:table-row table:style-name="ro1">
          <table:table-cell table:style-name="ce6" office:value-type="string" calcext:value-type="string">
            <text:p>Lievito</text:p>
          </table:table-cell>
          <table:table-cell table:style-name="ce6" office:value-type="string" calcext:value-type="string">
            <text:p>costo</text:p>
          </table:table-cell>
          <table:table-cell table:style-name="ce6" office:value-type="string" calcext:value-type="string">
            <text:p>bustine</text:p>
          </table:table-cell>
          <table:table-cell table:style-name="ce28" office:value-type="string" calcext:value-type="string">
            <text:p>totale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7]=&quot;&quot;;&quot;&quot;;SUM([.G27]*[.H27]))">
            <text:p/>
          </table:table-cell>
        </table:table-row>
        <table:table-row table:style-name="ro1">
          <table:table-cell table:style-name="ce56" table:content-validation-name="val3" office:value-type="string" calcext:value-type="string">
            <text:p><text:s/>LALLEMAND BELLE SAISON - gr.11</text:p>
          </table:table-cell>
          <table:table-cell table:style-name="ce17" table:formula="of:=IF([.A28]=&quot;&quot;;&quot;&quot;;VLOOKUP([.A28];[$'costo lievito'.$A$1:.$B$250];2;0))" office:value-type="currency" office:currency="EUR" office:value="3.9" calcext:value-type="currency">
            <text:p>€ 3,90</text:p>
          </table:table-cell>
          <table:table-cell table:style-name="ce9" office:value-type="float" office:value="3" calcext:value-type="float">
            <text:p>3</text:p>
          </table:table-cell>
          <table:table-cell table:style-name="ce31" table:formula="of:=IF([.C28]=&quot;&quot;;&quot;&quot;;SUM([.B28]*[.C28]))" office:value-type="currency" office:currency="EUR" office:value="11.7" calcext:value-type="currency">
            <text:p>€ 11,70</text:p>
          </table:table-cell>
          <table:table-cell table:number-columns-repeated="5"/>
        </table:table-row>
        <table:table-row table:style-name="ro1">
          <table:table-cell table:style-name="ce56" table:content-validation-name="val3"/>
          <table:table-cell table:style-name="ce17" table:formula="of:=IF([.A29]=&quot;&quot;;&quot;&quot;;VLOOKUP([.A29];[$'costo lievito'.$A$1:.$B$250];2;0))">
            <text:p/>
          </table:table-cell>
          <table:table-cell table:style-name="ce9"/>
          <table:table-cell table:style-name="ce31" table:formula="of:=IF([.C29]=&quot;&quot;;&quot;&quot;;SUM([.B29]*[.C29]))">
            <text:p/>
          </table:table-cell>
          <table:table-cell table:number-columns-repeated="5"/>
        </table:table-row>
        <table:table-row table:style-name="ro1">
          <table:table-cell table:style-name="ce56" table:content-validation-name="val3"/>
          <table:table-cell table:style-name="ce17" table:formula="of:=IF([.A30]=&quot;&quot;;&quot;&quot;;VLOOKUP([.A30];[$'costo lievito'.$A$1:.$B$250];2;0))">
            <text:p/>
          </table:table-cell>
          <table:table-cell table:style-name="ce9"/>
          <table:table-cell table:style-name="ce31" table:formula="of:=IF([.C30]=&quot;&quot;;&quot;&quot;;SUM([.B30]*[.C30]))">
            <text:p/>
          </table:table-cell>
          <table:table-cell table:number-columns-repeated="5"/>
        </table:table-row>
        <table:table-row table:style-name="ro1">
          <table:table-cell table:style-name="ce56" table:content-validation-name="val3"/>
          <table:table-cell table:style-name="ce17" table:formula="of:=IF([.A31]=&quot;&quot;;&quot;&quot;;VLOOKUP([.A31];[$'costo lievito'.$A$1:.$B$250];2;0))">
            <text:p/>
          </table:table-cell>
          <table:table-cell table:style-name="ce9"/>
          <table:table-cell table:style-name="ce31" table:formula="of:=IF([.C31]=&quot;&quot;;&quot;&quot;;SUM([.B31]*[.C31]))">
            <text:p/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Spezie ecc</text:p>
          </table:table-cell>
          <table:table-cell table:style-name="ce6" office:value-type="string" calcext:value-type="string">
            <text:p>costo</text:p>
          </table:table-cell>
          <table:table-cell table:style-name="ce6" office:value-type="string" calcext:value-type="string">
            <text:p>peso al g.</text:p>
          </table:table-cell>
          <table:table-cell table:style-name="ce28" office:value-type="string" calcext:value-type="string">
            <text:p>totale</text:p>
          </table:table-cell>
          <table:table-cell table:number-columns-repeated="5"/>
        </table:table-row>
        <table:table-row table:style-name="ro1">
          <table:table-cell table:style-name="ce57" table:content-validation-name="val4" office:value-type="string" calcext:value-type="string">
            <text:p>fragole</text:p>
          </table:table-cell>
          <table:table-cell table:style-name="ce18" table:formula="of:=IF([.A33]=&quot;&quot;;&quot;&quot;;VLOOKUP([.A33];[$'spezie ecc'.$A$1:.$D$250];4;0))" office:value-type="currency" office:currency="EUR" office:value="0.0045" calcext:value-type="currency">
            <text:p>€ 0,0045</text:p>
          </table:table-cell>
          <table:table-cell table:style-name="ce10" office:value-type="float" office:value="7000" calcext:value-type="float">
            <text:p>7000</text:p>
          </table:table-cell>
          <table:table-cell table:style-name="ce32" table:formula="of:=IF([.C33]=&quot;&quot;;&quot;&quot;;SUM([.B33]*[.C33]))" office:value-type="currency" office:currency="EUR" office:value="31.5" calcext:value-type="currency">
            <text:p>€ 31,50</text:p>
          </table:table-cell>
          <table:table-cell table:number-columns-repeated="5"/>
        </table:table-row>
        <table:table-row table:style-name="ro1">
          <table:table-cell table:style-name="ce57" table:content-validation-name="val4"/>
          <table:table-cell table:style-name="ce18" table:formula="of:=IF([.A34]=&quot;&quot;;&quot;&quot;;VLOOKUP([.A34];[$'spezie ecc'.$A$1:.$D$250];4;0))">
            <text:p/>
          </table:table-cell>
          <table:table-cell table:style-name="ce10"/>
          <table:table-cell table:style-name="ce32" table:formula="of:=IF([.C34]=&quot;&quot;;&quot;&quot;;SUM([.B34]*[.C34]))">
            <text:p/>
          </table:table-cell>
          <table:table-cell table:number-columns-repeated="5"/>
        </table:table-row>
        <table:table-row table:style-name="ro1">
          <table:table-cell table:style-name="ce57" table:content-validation-name="val4"/>
          <table:table-cell table:style-name="ce18" table:formula="of:=IF([.A35]=&quot;&quot;;&quot;&quot;;VLOOKUP([.A35];[$'spezie ecc'.$A$1:.$D$250];4;0))">
            <text:p/>
          </table:table-cell>
          <table:table-cell table:style-name="ce10"/>
          <table:table-cell table:style-name="ce32" table:formula="of:=IF([.C35]=&quot;&quot;;&quot;&quot;;SUM([.B35]*[.C35]))">
            <text:p/>
          </table:table-cell>
          <table:table-cell table:number-columns-repeated="5"/>
        </table:table-row>
        <table:table-row table:style-name="ro1">
          <table:table-cell table:style-name="ce57" table:content-validation-name="val4"/>
          <table:table-cell table:style-name="ce18" table:formula="of:=IF([.A36]=&quot;&quot;;&quot;&quot;;VLOOKUP([.A36];[$'spezie ecc'.$A$1:.$D$250];4;0))">
            <text:p/>
          </table:table-cell>
          <table:table-cell table:style-name="ce10"/>
          <table:table-cell table:style-name="ce32" table:formula="of:=IF([.C36]=&quot;&quot;;&quot;&quot;;SUM([.B36]*[.C36]))">
            <text:p/>
          </table:table-cell>
          <table:table-cell table:number-columns-repeated="5"/>
        </table:table-row>
        <table:table-row table:style-name="ro1" table:number-rows-repeated="104853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sto gpl" table:style-name="ta1">
        <table:table-column table:style-name="co20" table:default-cell-style-name="Default"/>
        <table:table-column table:style-name="co21" table:default-cell-style-name="Default"/>
        <table:table-column table:style-name="co10" table:number-columns-repeated="6" table:default-cell-style-name="Default"/>
        <table:table-row table:style-name="ro1">
          <table:table-cell office:value-type="string" calcext:value-type="string">
            <text:p>costo del gas</text:p>
          </table:table-cell>
          <table:table-cell office:value-type="string" calcext:value-type="string">
            <text:p>costo della bombola </text:p>
          </table:table-cell>
          <table:table-cell table:style-name="ce114" office:value-type="string" calcext:value-type="string">
            <text:p>kg</text:p>
          </table:table-cell>
          <table:table-cell office:value-type="string" calcext:value-type="string">
            <text:p>costo al kg</text:p>
          </table:table-cell>
          <table:table-cell table:content-validation-name="val5"/>
          <table:table-cell table:number-columns-repeated="3"/>
        </table:table-row>
        <table:table-row table:style-name="ro1">
          <table:table-cell office:value-type="string" calcext:value-type="string">
            <text:p>costo della bombola </text:p>
          </table:table-cell>
          <table:table-cell table:style-name="ce94" office:value-type="currency" office:currency="EUR" office:value="62" calcext:value-type="currency">
            <text:p>€ 62,00</text:p>
          </table:table-cell>
          <table:table-cell table:style-name="ce114" office:value-type="float" office:value="20" calcext:value-type="float">
            <text:p>20</text:p>
          </table:table-cell>
          <table:table-cell table:formula="of:=SUM([.B2]/[.C2])" office:value-type="float" office:value="3.1" calcext:value-type="float">
            <text:p>3,1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6"/>
          <table:table-cell table:formula="of:=[$'costo gpl'.D2]" office:value-type="float" office:value="3.1" calcext:value-type="float">
            <text:p>3,1</text:p>
          </table:table-cell>
          <table:table-cell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7"/>
          <table:table-cell table:style-name="ce114"/>
        </table:table-row>
      </table:table>
      <table:table table:name="costo dei malti" table:style-name="ta1">
        <table:table-column table:style-name="co13" table:default-cell-style-name="ce114"/>
        <table:table-column table:style-name="co10" table:number-columns-repeated="2" table:default-cell-style-name="ce114"/>
        <table:table-column table:style-name="co10" table:default-cell-style-name="ce118"/>
        <table:table-row table:style-name="ro1">
          <table:table-cell table:style-name="ce115" table:number-columns-repeated="2"/>
          <table:table-cell table:number-columns-repeated="2"/>
        </table:table-row>
        <table:table-row table:style-name="ro1">
          <table:table-cell table:style-name="ce115" office:value-type="string" calcext:value-type="string">
            <text:p>Prodotti</text:p>
          </table:table-cell>
          <table:table-cell table:style-name="ce115" office:value-type="string" calcext:value-type="string">
            <text:p>quantità</text:p>
          </table:table-cell>
          <table:table-cell table:style-name="ce115" office:value-type="string" calcext:value-type="string">
            <text:p>Prezzo</text:p>
          </table:table-cell>
          <table:table-cell office:value-type="string" calcext:value-type="string">
            <text:p>al kg</text:p>
          </table:table-cell>
        </table:table-row>
        <table:table-row table:style-name="ro1">
          <table:table-cell table:style-name="ce116" office:value-type="string" calcext:value-type="string">
            <text:p>Ireks Malto Vienna</text:p>
          </table:table-cell>
          <table:table-cell office:value-type="float" office:value="5" calcext:value-type="float">
            <text:p>5</text:p>
          </table:table-cell>
          <table:table-cell table:style-name="ce118" office:value-type="currency" office:currency="EUR" office:value="9.35" calcext:value-type="currency">
            <text:p>€ 9,35</text:p>
          </table:table-cell>
          <table:table-cell table:formula="of:=SUM([.C3]/[.B3])" office:value-type="currency" office:currency="EUR" office:value="1.87" calcext:value-type="currency">
            <text:p>€ 1,87</text:p>
          </table:table-cell>
        </table:table-row>
        <table:table-row table:style-name="ro1">
          <table:table-cell table:style-name="ce116" office:value-type="string" calcext:value-type="string">
            <text:p>Malto in grani Château Munich </text:p>
          </table:table-cell>
          <table:table-cell office:value-type="float" office:value="1" calcext:value-type="float">
            <text:p>1</text:p>
          </table:table-cell>
          <table:table-cell table:style-name="ce118" office:value-type="currency" office:currency="EUR" office:value="2.47" calcext:value-type="currency">
            <text:p>€ 2,47</text:p>
          </table:table-cell>
          <table:table-cell table:formula="of:=SUM([.C4]/[.B4])" office:value-type="currency" office:currency="EUR" office:value="2.47" calcext:value-type="currency">
            <text:p>€ 2,47</text:p>
          </table:table-cell>
        </table:table-row>
        <table:table-row table:style-name="ro1">
          <table:table-cell table:style-name="Default" office:value-type="string" calcext:value-type="string">
            <text:p>Malto in grani Pauls LIGHT Chocolate inglese </text:p>
          </table:table-cell>
          <table:table-cell office:value-type="float" office:value="1" calcext:value-type="float">
            <text:p>1</text:p>
          </table:table-cell>
          <table:table-cell table:style-name="ce118" office:value-type="currency" office:currency="EUR" office:value="2.9" calcext:value-type="currency">
            <text:p>€ 2,90</text:p>
          </table:table-cell>
          <table:table-cell table:formula="of:=SUM([.C5]/[.B5])" office:value-type="currency" office:currency="EUR" office:value="2.9" calcext:value-type="currency">
            <text:p>€ 2,90</text:p>
          </table:table-cell>
        </table:table-row>
        <table:table-row table:style-name="ro1">
          <table:table-cell table:style-name="ce116" office:value-type="string" calcext:value-type="string">
            <text:p>Malto in grani Pauls Melanoidin </text:p>
          </table:table-cell>
          <table:table-cell office:value-type="float" office:value="5" calcext:value-type="float">
            <text:p>5</text:p>
          </table:table-cell>
          <table:table-cell table:style-name="ce118" office:value-type="currency" office:currency="EUR" office:value="11" calcext:value-type="currency">
            <text:p>€ 11,00</text:p>
          </table:table-cell>
          <table:table-cell table:formula="of:=SUM([.C6]/[.B6])" office:value-type="currency" office:currency="EUR" office:value="2.2" calcext:value-type="currency">
            <text:p>€ 2,20</text:p>
          </table:table-cell>
        </table:table-row>
        <table:table-row table:style-name="ro1">
          <table:table-cell table:style-name="ce116" office:value-type="string" calcext:value-type="string">
            <text:p>Malto in grani Weyermann Cara Munich 1 </text:p>
          </table:table-cell>
          <table:table-cell office:value-type="float" office:value="1" calcext:value-type="float">
            <text:p>1</text:p>
          </table:table-cell>
          <table:table-cell table:style-name="ce118" office:value-type="currency" office:currency="EUR" office:value="2.98" calcext:value-type="currency">
            <text:p>€ 2,98</text:p>
          </table:table-cell>
          <table:table-cell table:formula="of:=SUM([.C7]/[.B7])" office:value-type="currency" office:currency="EUR" office:value="2.98" calcext:value-type="currency">
            <text:p>€ 2,98</text:p>
          </table:table-cell>
        </table:table-row>
        <table:table-row table:style-name="ro1">
          <table:table-cell table:style-name="ce115" office:value-type="string" calcext:value-type="string">
            <text:p>Malto in grani Weyermann Premium Pilsner</text:p>
          </table:table-cell>
          <table:table-cell table:style-name="ce115" office:value-type="float" office:value="25" calcext:value-type="float">
            <text:p>25</text:p>
          </table:table-cell>
          <table:table-cell table:style-name="ce118" office:value-type="currency" office:currency="EUR" office:value="45.9" calcext:value-type="currency">
            <text:p>€ 45,90</text:p>
          </table:table-cell>
          <table:table-cell table:formula="of:=SUM([.C8]/[.B8])" office:value-type="currency" office:currency="EUR" office:value="1.836" calcext:value-type="currency">
            <text:p>€ 1,84</text:p>
          </table:table-cell>
        </table:table-row>
        <table:table-row table:style-name="ro1">
          <table:table-cell table:style-name="ce117" office:value-type="string" calcext:value-type="string">
            <text:p>Malto in grani Weyermann Wheat Pale</text:p>
          </table:table-cell>
          <table:table-cell office:value-type="float" office:value="25" calcext:value-type="float">
            <text:p>25</text:p>
          </table:table-cell>
          <table:table-cell table:style-name="ce118" office:value-type="currency" office:currency="EUR" office:value="34.5" calcext:value-type="currency">
            <text:p>€ 34,50</text:p>
          </table:table-cell>
          <table:table-cell table:formula="of:=SUM([.C9]/[.B9])" office:value-type="currency" office:currency="EUR" office:value="1.38" calcext:value-type="currency">
            <text:p>€ 1,38</text:p>
          </table:table-cell>
        </table:table-row>
        <table:table-row table:style-name="ro1">
          <table:table-cell table:style-name="ce115" office:value-type="string" calcext:value-type="string">
            <text:p>Malto Muntons Extra Pale Maris Otter</text:p>
          </table:table-cell>
          <table:table-cell table:style-name="ce115" office:value-type="float" office:value="25" calcext:value-type="float">
            <text:p>25</text:p>
          </table:table-cell>
          <table:table-cell table:style-name="ce118" office:value-type="currency" office:currency="EUR" office:value="39.9" calcext:value-type="currency">
            <text:p>€ 39,90</text:p>
          </table:table-cell>
          <table:table-cell table:formula="of:=SUM([.C10]/[.B10])" office:value-type="currency" office:currency="EUR" office:value="1.596" calcext:value-type="currency">
            <text:p>€ 1,60</text:p>
          </table:table-cell>
        </table:table-row>
        <table:table-row table:style-name="ro1">
          <table:table-cell table:style-name="ce116" office:value-type="string" calcext:value-type="string">
            <text:p>Muntons Chocolate </text:p>
          </table:table-cell>
          <table:table-cell office:value-type="float" office:value="5" calcext:value-type="float">
            <text:p>5</text:p>
          </table:table-cell>
          <table:table-cell table:style-name="ce118" office:value-type="currency" office:currency="EUR" office:value="11.82" calcext:value-type="currency">
            <text:p>€ 11,82</text:p>
          </table:table-cell>
          <table:table-cell table:formula="of:=SUM([.C11]/[.B11])" office:value-type="currency" office:currency="EUR" office:value="2.364" calcext:value-type="currency">
            <text:p>€ 2,36</text:p>
          </table:table-cell>
        </table:table-row>
        <table:table-row table:style-name="ro1">
          <table:table-cell table:style-name="ce115" office:value-type="string" calcext:value-type="string">
            <text:p>Muntons Crystal Malt 150</text:p>
          </table:table-cell>
          <table:table-cell table:style-name="ce115" office:value-type="float" office:value="5" calcext:value-type="float">
            <text:p>5</text:p>
          </table:table-cell>
          <table:table-cell table:style-name="ce118" office:value-type="currency" office:currency="EUR" office:value="9.69" calcext:value-type="currency">
            <text:p>€ 9,69</text:p>
          </table:table-cell>
          <table:table-cell table:formula="of:=SUM([.C12]/[.B12])" office:value-type="currency" office:currency="EUR" office:value="1.938" calcext:value-type="currency">
            <text:p>€ 1,94</text:p>
          </table:table-cell>
        </table:table-row>
        <table:table-row table:style-name="ro1">
          <table:table-cell table:style-name="ce115" office:value-type="string" calcext:value-type="string">
            <text:p>Muntons Crystal Malt 150 kg.25</text:p>
          </table:table-cell>
          <table:table-cell table:style-name="ce115" office:value-type="float" office:value="25" calcext:value-type="float">
            <text:p>25</text:p>
          </table:table-cell>
          <table:table-cell table:style-name="ce118" office:value-type="currency" office:currency="EUR" office:value="42.9" calcext:value-type="currency">
            <text:p>€ 42,90</text:p>
          </table:table-cell>
          <table:table-cell table:formula="of:=SUM([.C13]/[.B13])" office:value-type="currency" office:currency="EUR" office:value="1.716" calcext:value-type="currency">
            <text:p>€ 1,72</text:p>
          </table:table-cell>
        </table:table-row>
        <table:table-row table:style-name="ro1">
          <table:table-cell table:style-name="ce116"/>
          <table:table-cell/>
          <table:table-cell table:style-name="ce118"/>
          <table:table-cell table:formula="of:=SUM([.C14]/[.B14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/>
          <table:table-cell table:style-name="ce118"/>
          <table:table-cell table:formula="of:=SUM([.C15]/[.B15])" office:value-type="string" office:string-value="" calcext:value-type="error">
            <text:p>#DIV/0!</text:p>
          </table:table-cell>
        </table:table-row>
        <table:table-row table:style-name="ro1">
          <table:table-cell table:style-name="ce115" table:number-columns-repeated="2"/>
          <table:table-cell/>
          <table:table-cell table:formula="of:=SUM([.C16]/[.B16])" office:value-type="string" office:string-value="" calcext:value-type="error">
            <text:p>#DIV/0!</text:p>
          </table:table-cell>
        </table:table-row>
        <table:table-row table:style-name="ro1">
          <table:table-cell table:style-name="ce115" table:number-columns-repeated="2"/>
          <table:table-cell/>
          <table:table-cell table:formula="of:=SUM([.C17]/[.B17])" office:value-type="string" office:string-value="" calcext:value-type="error">
            <text:p>#DIV/0!</text:p>
          </table:table-cell>
        </table:table-row>
        <table:table-row table:style-name="ro1">
          <table:table-cell table:style-name="ce115" table:number-columns-repeated="2"/>
          <table:table-cell/>
          <table:table-cell table:formula="of:=SUM([.C18]/[.B18])" office:value-type="string" office:string-value="" calcext:value-type="error">
            <text:p>#DIV/0!</text:p>
          </table:table-cell>
        </table:table-row>
        <table:table-row table:style-name="ro1">
          <table:table-cell table:style-name="ce115" table:number-columns-repeated="2"/>
          <table:table-cell/>
          <table:table-cell table:formula="of:=SUM([.C19]/[.B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0]/[.B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1]/[.B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2]/[.B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3]/[.B23])" office:value-type="string" office:string-value="" calcext:value-type="error">
            <text:p>#DIV/0!</text:p>
          </table:table-cell>
        </table:table-row>
        <table:table-row table:style-name="ro1">
          <table:table-cell table:style-name="ce116"/>
          <table:table-cell table:number-columns-repeated="2"/>
          <table:table-cell table:formula="of:=SUM([.C24]/[.B24])" office:value-type="string" office:string-value="" calcext:value-type="error">
            <text:p>#DIV/0!</text:p>
          </table:table-cell>
        </table:table-row>
        <table:table-row table:style-name="ro1">
          <table:table-cell table:style-name="ce116"/>
          <table:table-cell table:number-columns-repeated="2"/>
          <table:table-cell table:formula="of:=SUM([.C25]/[.B25])" office:value-type="string" office:string-value="" calcext:value-type="error">
            <text:p>#DIV/0!</text:p>
          </table:table-cell>
        </table:table-row>
        <table:table-row table:style-name="ro1">
          <table:table-cell table:style-name="ce116"/>
          <table:table-cell table:number-columns-repeated="2"/>
          <table:table-cell table:formula="of:=SUM([.C26]/[.B26])" office:value-type="string" office:string-value="" calcext:value-type="error">
            <text:p>#DIV/0!</text:p>
          </table:table-cell>
        </table:table-row>
        <table:table-row table:style-name="ro1">
          <table:table-cell table:style-name="ce116"/>
          <table:table-cell table:number-columns-repeated="2"/>
          <table:table-cell table:formula="of:=SUM([.C27]/[.B27])" office:value-type="string" office:string-value="" calcext:value-type="error">
            <text:p>#DIV/0!</text:p>
          </table:table-cell>
        </table:table-row>
        <table:table-row table:style-name="ro1">
          <table:table-cell table:style-name="ce116"/>
          <table:table-cell table:number-columns-repeated="2"/>
          <table:table-cell table:formula="of:=SUM([.C28]/[.B28])" office:value-type="string" office:string-value="" calcext:value-type="error">
            <text:p>#DIV/0!</text:p>
          </table:table-cell>
        </table:table-row>
        <table:table-row table:style-name="ro1">
          <table:table-cell table:style-name="ce116"/>
          <table:table-cell table:number-columns-repeated="2"/>
          <table:table-cell table:formula="of:=SUM([.C29]/[.B29])" office:value-type="string" office:string-value="" calcext:value-type="error">
            <text:p>#DIV/0!</text:p>
          </table:table-cell>
        </table:table-row>
        <table:table-row table:style-name="ro1">
          <table:table-cell table:style-name="ce116"/>
          <table:table-cell table:number-columns-repeated="2"/>
          <table:table-cell table:formula="of:=SUM([.C30]/[.B30])" office:value-type="string" office:string-value="" calcext:value-type="error">
            <text:p>#DIV/0!</text:p>
          </table:table-cell>
        </table:table-row>
        <table:table-row table:style-name="ro1">
          <table:table-cell table:style-name="ce116"/>
          <table:table-cell table:number-columns-repeated="2"/>
          <table:table-cell table:formula="of:=SUM([.C31]/[.B31])" office:value-type="string" office:string-value="" calcext:value-type="error">
            <text:p>#DIV/0!</text:p>
          </table:table-cell>
        </table:table-row>
        <table:table-row table:style-name="ro1">
          <table:table-cell table:style-name="ce116"/>
          <table:table-cell table:number-columns-repeated="2"/>
          <table:table-cell table:formula="of:=SUM([.C32]/[.B32])" office:value-type="string" office:string-value="" calcext:value-type="error">
            <text:p>#DIV/0!</text:p>
          </table:table-cell>
        </table:table-row>
        <table:table-row table:style-name="ro1" table:number-rows-repeated="220">
          <table:table-cell table:number-columns-repeated="4"/>
        </table:table-row>
        <table:table-row table:style-name="ro1" table:number-rows-repeated="10">
          <table:table-cell table:style-name="Default"/>
          <table:table-cell table:number-columns-repeated="3"/>
        </table:table-row>
        <table:table-row table:style-name="ro1" table:number-rows-repeated="104831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sto lievito" table:style-name="ta1">
        <table:table-column table:style-name="co14" table:default-cell-style-name="Default"/>
        <table:table-column table:style-name="co10" table:default-cell-style-name="ce94"/>
        <table:table-column table:style-name="co10" table:number-columns-repeated="2" table:default-cell-style-name="Default"/>
        <table:table-column table:style-name="co15" table:default-cell-style-name="Default"/>
        <table:table-column table:style-name="co10" table:number-columns-repeated="1019" table:default-cell-style-name="Default"/>
        <table:table-row table:style-name="ro1">
          <table:table-cell table:style-name="ce114" office:value-type="string" calcext:value-type="string">
            <text:p>lievito</text:p>
          </table:table-cell>
          <table:table-cell table:style-name="ce118" office:value-type="string" calcext:value-type="string">
            <text:p>costo singolo</text:p>
          </table:table-cell>
          <table:table-cell table:style-name="ce114" table:number-columns-repeated="1022"/>
        </table:table-row>
        <table:table-row table:style-name="ro1">
          <table:table-cell office:value-type="string" calcext:value-type="string">
            <text:p><text:s/>LALLEMAND WIT gr.11</text:p>
          </table:table-cell>
          <table:table-cell table:style-name="ce118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LALLEMAND BELLE SAISON - gr.11</text:p>
          </table:table-cell>
          <table:table-cell table:style-name="ce118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LALLEMAND NOTTINGHAM ALE - gr.11</text:p>
          </table:table-cell>
          <table:table-cell table:style-name="ce118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LALLEMAND VERDANT IPA gr.11</text:p>
          </table:table-cell>
          <table:table-cell table:style-name="ce118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LALLEMAND WIT gr.11</text:p>
          </table:table-cell>
          <table:table-cell table:style-name="ce118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New England 11 gr Lallemand Danstar</text:p>
          </table:table-cell>
          <table:table-cell table:style-name="ce118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mentis SAF-LAGER W-34/70 - 11,5 g</text:p>
          </table:table-cell>
          <table:table-cell table:style-name="ce118" office:value-type="currency" office:currency="EUR" office:value="5.16" calcext:value-type="currency">
            <text:p>€ 5,16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sto luppolo" table:style-name="ta1">
        <table:table-column table:style-name="co22" table:default-cell-style-name="Default"/>
        <table:table-column table:style-name="co23" table:default-cell-style-name="Default"/>
        <table:table-column table:style-name="co10" table:number-columns-repeated="2" table:default-cell-style-name="ce94"/>
        <table:table-row table:style-name="ro1">
          <table:table-cell office:value-type="string" calcext:value-type="string">
            <text:p>luppolo </text:p>
          </table:table-cell>
          <table:table-cell table:style-name="ce114" office:value-type="string" calcext:value-type="string">
            <text:p>quantità in grammi</text:p>
          </table:table-cell>
          <table:table-cell office:value-type="string" calcext:value-type="string">
            <text:p>costo lotto</text:p>
          </table:table-cell>
          <table:table-cell office:value-type="string" calcext:value-type="string">
            <text:p>costo al g</text:p>
          </table:table-cell>
        </table:table-row>
        <table:table-row table:style-name="ro1">
          <table:table-cell office:value-type="string" calcext:value-type="string">
            <text:p>Luppolo EAST KENT GOLDINGS - Pellet 250 gr CROP 2021</text:p>
          </table:table-cell>
          <table:table-cell table:style-name="ce114" office:value-type="float" office:value="250" calcext:value-type="float">
            <text:p>250</text:p>
          </table:table-cell>
          <table:table-cell office:value-type="currency" office:currency="EUR" office:value="9" calcext:value-type="currency">
            <text:p>€ 9,00</text:p>
          </table:table-cell>
          <table:table-cell table:formula="of:=SUM([.C2]/[.B2])" office:value-type="currency" office:currency="EUR" office:value="0.036" calcext:value-type="currency">
            <text:p>€ 0,04</text:p>
          </table:table-cell>
        </table:table-row>
        <table:table-row table:style-name="ro1">
          <table:table-cell table:style-name="ce117" office:value-type="string" calcext:value-type="string">
            <text:p>Luppolo WARRIOR - Pellet 250 gr CROP 2022</text:p>
          </table:table-cell>
          <table:table-cell table:style-name="ce115" office:value-type="float" office:value="250" calcext:value-type="float">
            <text:p>250</text:p>
          </table:table-cell>
          <table:table-cell table:style-name="ce82" office:value-type="currency" office:currency="EUR" office:value="8" calcext:value-type="currency">
            <text:p>€ 8,00</text:p>
          </table:table-cell>
          <table:table-cell table:formula="of:=SUM([.C3]/[.B3])" office:value-type="currency" office:currency="EUR" office:value="0.032" calcext:value-type="currency">
            <text:p>€ 0,03</text:p>
          </table:table-cell>
        </table:table-row>
        <table:table-row table:style-name="ro1">
          <table:table-cell table:style-name="ce117" office:value-type="string" calcext:value-type="string">
            <text:p>Luppolo Tettnanger (Pellets)</text:p>
          </table:table-cell>
          <table:table-cell table:style-name="ce115" office:value-type="float" office:value="250" calcext:value-type="float">
            <text:p>250</text:p>
          </table:table-cell>
          <table:table-cell table:style-name="ce83" office:value-type="currency" office:currency="EUR" office:value="9.68" calcext:value-type="currency">
            <text:p>€ 9,68</text:p>
          </table:table-cell>
          <table:table-cell table:formula="of:=SUM([.C4]/[.B4])" office:value-type="currency" office:currency="EUR" office:value="0.03872" calcext:value-type="currency">
            <text:p>€ 0,04</text:p>
          </table:table-cell>
        </table:table-row>
        <table:table-row table:style-name="ro1">
          <table:table-cell table:style-name="ce117" office:value-type="string" calcext:value-type="string">
            <text:p>Luppolo HERSBRUCKER</text:p>
          </table:table-cell>
          <table:table-cell table:style-name="ce115" office:value-type="float" office:value="100" calcext:value-type="float">
            <text:p>100</text:p>
          </table:table-cell>
          <table:table-cell table:style-name="ce82" office:value-type="currency" office:currency="EUR" office:value="4.2" calcext:value-type="currency">
            <text:p>€ 4,20</text:p>
          </table:table-cell>
          <table:table-cell table:formula="of:=SUM([.C5]/[.B5])" office:value-type="currency" office:currency="EUR" office:value="0.042" calcext:value-type="currency">
            <text:p>€ 0,04</text:p>
          </table:table-cell>
        </table:table-row>
        <table:table-row table:style-name="ro1">
          <table:table-cell table:style-name="ce117" office:value-type="string" calcext:value-type="string">
            <text:p>Luppolo TARGET</text:p>
          </table:table-cell>
          <table:table-cell table:style-name="ce117" office:value-type="float" office:value="100" calcext:value-type="float">
            <text:p>100</text:p>
          </table:table-cell>
          <table:table-cell table:style-name="ce82" office:value-type="currency" office:currency="EUR" office:value="4" calcext:value-type="currency">
            <text:p>€ 4,00</text:p>
          </table:table-cell>
          <table:table-cell table:formula="of:=SUM([.C6]/[.B6])" office:value-type="currency" office:currency="EUR" office:value="0.04" calcext:value-type="currency">
            <text:p>€ 0,04</text:p>
          </table:table-cell>
        </table:table-row>
        <table:table-row table:style-name="ro1">
          <table:table-cell table:style-name="ce117" office:value-type="string" calcext:value-type="string">
            <text:p>Luppolo CHALLENGER</text:p>
          </table:table-cell>
          <table:table-cell table:style-name="ce117" office:value-type="float" office:value="100" calcext:value-type="float">
            <text:p>100</text:p>
          </table:table-cell>
          <table:table-cell office:value-type="currency" office:currency="EUR" office:value="4.7" calcext:value-type="currency">
            <text:p>€ 4,70</text:p>
          </table:table-cell>
          <table:table-cell table:formula="of:=SUM([.C7]/[.B7])" office:value-type="currency" office:currency="EUR" office:value="0.047" calcext:value-type="currency">
            <text:p>€ 0,05</text:p>
          </table:table-cell>
        </table:table-row>
        <table:table-row table:style-name="ro1">
          <table:table-cell table:style-name="ce117" office:value-type="string" calcext:value-type="string">
            <text:p>Luppolo CASCADE</text:p>
          </table:table-cell>
          <table:table-cell table:style-name="ce117" office:value-type="float" office:value="100" calcext:value-type="float">
            <text:p>100</text:p>
          </table:table-cell>
          <table:table-cell office:value-type="currency" office:currency="EUR" office:value="3" calcext:value-type="currency">
            <text:p>€ 3,00</text:p>
          </table:table-cell>
          <table:table-cell table:formula="of:=SUM([.C8]/[.B8])" office:value-type="currency" office:currency="EUR" office:value="0.03" calcext:value-type="currency">
            <text:p>€ 0,03</text:p>
          </table:table-cell>
        </table:table-row>
        <table:table-row table:style-name="ro1">
          <table:table-cell table:number-columns-repeated="3"/>
          <table:table-cell table:formula="of:=SUM([.C9]/[.B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]/[.B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]/[.B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]/[.B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3]/[.B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4]/[.B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5]/[.B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6]/[.B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7]/[.B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8]/[.B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9]/[.B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0]/[.B20])" office:value-type="string" office:string-value="" calcext:value-type="error">
            <text:p>#DIV/0!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style-name="ce117" table:number-columns-repeated="2"/>
          <table:table-cell table:number-columns-repeated="2"/>
        </table:table-row>
        <table:table-row table:style-name="ro1" table:number-rows-repeated="104854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pezie ecc" table:style-name="ta1">
        <table:table-column table:style-name="co10" table:number-columns-repeated="2" table:default-cell-style-name="Default"/>
        <table:table-column table:style-name="co18" table:default-cell-style-name="Default"/>
        <table:table-column table:style-name="co10" table:default-cell-style-name="ce118"/>
        <table:table-row table:style-name="ro1">
          <table:table-cell table:style-name="ce116" office:value-type="string" calcext:value-type="string">
            <text:p>nome spezia</text:p>
          </table:table-cell>
          <table:table-cell table:style-name="ce114" office:value-type="string" calcext:value-type="string">
            <text:p>quantità</text:p>
          </table:table-cell>
          <table:table-cell table:style-name="ce118" office:value-type="string" calcext:value-type="string">
            <text:p>prezzo unitario</text:p>
          </table:table-cell>
          <table:table-cell office:value-type="string" calcext:value-type="string">
            <text:p>prezzo al G</text:p>
          </table:table-cell>
        </table:table-row>
        <table:table-row table:style-name="ro1">
          <table:table-cell table:style-name="ce116" office:value-type="string" calcext:value-type="string">
            <text:p>fave di cacao</text:p>
          </table:table-cell>
          <table:table-cell table:style-name="ce114" office:value-type="float" office:value="1000" calcext:value-type="float">
            <text:p>1000</text:p>
          </table:table-cell>
          <table:table-cell table:style-name="ce118" office:value-type="currency" office:currency="EUR" office:value="22" calcext:value-type="currency">
            <text:p>€ 22,00</text:p>
          </table:table-cell>
          <table:table-cell table:formula="of:=SUM([.C2]/[.B2])" office:value-type="currency" office:currency="EUR" office:value="0.022" calcext:value-type="currency">
            <text:p>€ 0,02</text:p>
          </table:table-cell>
        </table:table-row>
        <table:table-row table:style-name="ro1">
          <table:table-cell table:style-name="ce114" office:value-type="string" calcext:value-type="string">
            <text:p>fragole</text:p>
          </table:table-cell>
          <table:table-cell table:style-name="ce114" office:value-type="float" office:value="1000" calcext:value-type="float">
            <text:p>1000</text:p>
          </table:table-cell>
          <table:table-cell table:style-name="ce118" office:value-type="currency" office:currency="EUR" office:value="4.5" calcext:value-type="currency">
            <text:p>€ 4,50</text:p>
          </table:table-cell>
          <table:table-cell table:style-name="ce121" table:formula="of:=SUM([.C3]/[.B3])" office:value-type="currency" office:currency="EUR" office:value="0.0045" calcext:value-type="currency">
            <text:p>€ 0,004500</text:p>
          </table:table-cell>
        </table:table-row>
        <table:table-row table:style-name="ro1">
          <table:table-cell table:number-columns-repeated="3"/>
          <table:table-cell table:formula="of:=SUM([.C4]/[.B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5]/[.B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6]/[.B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7]/[.B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8]/[.B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9]/[.B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]/[.B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]/[.B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]/[.B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3]/[.B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4]/[.B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5]/[.B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6]/[.B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7]/[.B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8]/[.B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9]/[.B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0]/[.B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1]/[.B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2]/[.B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3]/[.B2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4]/[.B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5]/[.B2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6]/[.B2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7]/[.B2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8]/[.B2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9]/[.B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30]/[.B3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31]/[.B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32]/[.B3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33]/[.B3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34]/[.B3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35]/[.B3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36]/[.B3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37]/[.B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38]/[.B3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39]/[.B3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40]/[.B4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41]/[.B4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42]/[.B4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43]/[.B4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44]/[.B4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45]/[.B4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46]/[.B4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47]/[.B4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48]/[.B4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49]/[.B4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50]/[.B5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51]/[.B5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52]/[.B5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53]/[.B5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54]/[.B5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55]/[.B5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56]/[.B5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57]/[.B5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58]/[.B5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59]/[.B5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60]/[.B6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61]/[.B6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62]/[.B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63]/[.B6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64]/[.B6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65]/[.B6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66]/[.B6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67]/[.B6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68]/[.B6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69]/[.B6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70]/[.B7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71]/[.B7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72]/[.B7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73]/[.B7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74]/[.B7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75]/[.B7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76]/[.B7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77]/[.B7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78]/[.B7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79]/[.B7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80]/[.B8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81]/[.B8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82]/[.B8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83]/[.B8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84]/[.B8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85]/[.B8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86]/[.B8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87]/[.B8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88]/[.B8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89]/[.B8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90]/[.B9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91]/[.B9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92]/[.B9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93]/[.B9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94]/[.B9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95]/[.B9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96]/[.B9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97]/[.B9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98]/[.B9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99]/[.B9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0]/[.B10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1]/[.B10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2]/[.B10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3]/[.B10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4]/[.B10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5]/[.B10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6]/[.B10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7]/[.B10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8]/[.B10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9]/[.B10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0]/[.B1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1]/[.B1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2]/[.B1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3]/[.B1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4]/[.B1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5]/[.B1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6]/[.B1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7]/[.B1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8]/[.B1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9]/[.B1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0]/[.B1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1]/[.B1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2]/[.B1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3]/[.B12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4]/[.B1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5]/[.B12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6]/[.B12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7]/[.B12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8]/[.B12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9]/[.B1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30]/[.B13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31]/[.B1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32]/[.B132])" office:value-type="string" office:string-value="" calcext:value-type="error">
            <text:p>#DIV/0!</text:p>
          </table:table-cell>
        </table:table-row>
      </table:table>
      <table:named-expressions/>
      <table:database-ranges>
        <table:database-range table:name="listinomalti" table:target-range-address="'costo dei malti'.A1:'costo dei malti'.D274" table:on-update-keep-styles="true" table:on-update-keep-size="false"/>
        <table:database-range table:name="__Anonymous_Sheet_DB__2" table:target-range-address="'costo dei malti'.A2:'costo dei malti'.D32">
          <table:sort>
            <table:sort-by table:field-number="0" table:data-type="automatic"/>
          </table:sort>
        </table:database-range>
        <table:database-range table:name="__Anonymous_Sheet_DB__3" table:target-range-address="'costo lievito'.E8:'costo lievito'.F24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costo luppolo'.A2:'costo luppolo'.C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113P0"/>
    </number:currency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09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109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109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8" number:min-decimal-places="8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8" number:min-decimal-places="8" number:min-integer-digits="1" number:grouping="true"/>
      <style:map style:condition="value()&gt;=0" style:apply-style-name="N107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8T10:35:16.798772789</meta:creation-date>
    <dc:date>2023-04-20T15:18:14.048377335</dc:date>
    <meta:editing-duration>PT13H38M55S</meta:editing-duration>
    <meta:editing-cycles>42</meta:editing-cycles>
    <meta:generator>LibreOffice/7.3.7.2$Linux_X86_64 LibreOffice_project/30$Build-2</meta:generator>
    <meta:document-statistic meta:table-count="6" meta:cell-count="435" meta:object-count="0"/>
  </office:meta>
</office:document-meta>
</file>